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</style:style>
    <style:style style:name="ce53" style:family="table-cell" style:parent-style-name="Default">
      <style:table-cell-properties fo:wrap-option="wrap" style:vertical-align="middle"/>
    </style:style>
    <style:style style:name="ce3" style:family="table-cell" style:parent-style-name="Default" style:data-style-name="N113">
      <style:table-cell-properties fo:wrap-option="wrap" style:rotation-angle="0" style:vertical-align="middle"/>
    </style:style>
    <style:style style:name="ce54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wrap-option="wrap" fo:border="0.06pt solid #000000" style:vertical-align="middle"/>
    </style:style>
    <style:style style:name="ce58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13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0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03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4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10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1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15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26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27" style:family="table-cell" style:parent-style-name="Default">
      <style:table-cell-properties style:rotation-angle="0"/>
    </style:style>
    <style:style style:name="ce28" style:family="table-cell" style:parent-style-name="Default" style:data-style-name="N113">
      <style:table-cell-properties style:rotation-angle="0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14" table:default-cell-style-name="ce108"/>
        <table:table-column table:style-name="co4" table:number-columns-repeated="5" table:default-cell-style-name="ce108"/>
        <table:table-column table:style-name="co4" table:number-columns-repeated="1001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7" table:number-rows-spanned="1">
            <text:p>Internet</text:p>
          </table:table-cell>
          <table:covered-table-cell table:number-columns-repeated="6" table:style-name="ce16"/>
          <table:table-cell table:style-name="ce8" table:number-columns-repeated="13"/>
          <table:table-cell table:style-name="ce24" table:number-columns-repeated="40"/>
          <table:table-cell table:style-name="ce27" table:number-columns-repeated="961"/>
        </table:table-row>
        <table:table-row table:style-name="ro2">
          <table:table-cell table:number-columns-repeated="2"/>
          <table:table-cell table:style-name="ce94" office:value-type="string" calcext:value-type="string">
            <text:p>Structure d’internet 1 &amp; 2</text:p>
          </table:table-cell>
          <table:table-cell table:style-name="ce40" office:value-type="string" calcext:value-type="string">
            <text:p>Évaluation structure internet</text:p>
          </table:table-cell>
          <table:table-cell table:style-name="ce94" office:value-type="string" calcext:value-type="string">
            <text:p>Routage</text:p>
          </table:table-cell>
          <table:table-cell table:style-name="ce40" office:value-type="string" calcext:value-type="string">
            <text:p>Réseau physique</text:p>
          </table:table-cell>
          <table:table-cell table:style-name="ce40" office:value-type="string" calcext:value-type="string">
            <text:p>TP réseau</text:p>
          </table:table-cell>
          <table:table-cell table:style-name="ce41" office:value-type="string" calcext:value-type="string">
            <text:p>DNS</text:p>
          </table:table-cell>
          <table:table-cell table:style-name="ce94" office:value-type="string" calcext:value-type="string">
            <text:p>modèle OSI / TCP/IP</text:p>
          </table:table-cell>
          <table:table-cell table:style-name="ce94" table:number-columns-repeated="13"/>
          <table:table-cell table:style-name="ce115" table:number-columns-repeated="40"/>
          <table:table-cell table:number-columns-repeated="961"/>
        </table:table-row>
        <table:table-row table:style-name="ro3">
          <table:table-cell table:style-name="ce3"/>
          <table:table-cell table:style-name="ce13" office:value-type="string" calcext:value-type="string">
            <text:p>2CGA</text:p>
          </table:table-cell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10-06" calcext:value-type="date">
            <text:p>6 oct.</text:p>
          </table:table-cell>
          <table:table-cell table:style-name="ce10" office:value-type="date" office:date-value="2020-10-13" calcext:value-type="date">
            <text:p>13 oct.</text:p>
          </table:table-cell>
          <table:table-cell table:style-name="ce10" table:number-columns-repeated="17"/>
          <table:table-cell table:style-name="ce26" table:number-columns-repeated="40"/>
          <table:table-cell table:style-name="ce28" table:number-columns-repeated="961"/>
        </table:table-row>
        <table:table-row table:style-name="ro3">
          <table:table-cell table:style-name="ce3"/>
          <table:table-cell table:style-name="ce13" office:value-type="string" calcext:value-type="string">
            <text:p>2EFGB</text:p>
          </table:table-cell>
          <table:table-cell table:style-name="ce10" office:value-type="date" office:date-value="2020-09-03" calcext:value-type="date">
            <text:p>3 sept.</text:p>
          </table:table-cell>
          <table:table-cell table:style-name="ce10" office:value-type="date" office:date-value="2020-10-01" calcext:value-type="date">
            <text:p>1 oct.</text:p>
          </table:table-cell>
          <table:table-cell table:style-name="ce10" office:value-type="date" office:date-value="2020-10-08" calcext:value-type="date">
            <text:p>8 oct.</text:p>
          </table:table-cell>
          <table:table-cell table:style-name="ce10" table:number-columns-repeated="17"/>
          <table:table-cell table:style-name="ce26" table:number-columns-repeated="40"/>
          <table:table-cell table:style-name="ce28" table:number-columns-repeated="961"/>
        </table:table-row>
        <table:table-row table:style-name="ro3">
          <table:table-cell table:style-name="ce1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8"/>
          <table:table-cell table:style-name="ce24" table:number-columns-repeated="40"/>
          <table:table-cell table:style-name="ce27" table:number-columns-repeated="961"/>
        </table:table-row>
        <table:table-row table:style-name="ro4">
          <table:table-cell table:style-name="ce54" office:value-type="string" calcext:value-type="string" table:number-columns-spanned="2" table:number-rows-spanned="1">
            <text:p>Notions transversales de programmation</text:p>
          </table:table-cell>
          <table:covered-table-cell table:style-name="ce9"/>
          <table:table-cell table:style-name="ce95" table:number-columns-repeated="2"/>
          <table:table-cell table:style-name="ce109" table:number-columns-repeated="12"/>
          <table:table-cell table:number-columns-repeated="100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2"/>
          <table:table-cell table:number-columns-repeated="1007"/>
        </table:table-row>
        <table:table-row table:style-name="ro3">
          <table:table-cell table:style-name="ce9" office:value-type="string" calcext:value-type="string">
            <text:p>Affectations, variables</text:p>
          </table:table-cell>
          <table:table-cell table:style-name="ce9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103" table:number-columns-repeated="14"/>
          <table:table-cell table:number-columns-repeated="1007"/>
        </table:table-row>
        <table:table-row table:style-name="ro3">
          <table:table-cell table:style-name="ce9" office:value-type="string" calcext:value-type="string">
            <text:p>Séquences</text:p>
          </table:table-cell>
          <table:covered-table-cell table:style-name="ce9"/>
          <table:table-cell table:style-name="ce103" table:number-columns-repeated="14"/>
          <table:table-cell table:number-columns-repeated="1007"/>
        </table:table-row>
        <table:table-row table:style-name="ro3">
          <table:table-cell table:style-name="ce9" office:value-type="string" calcext:value-type="string">
            <text:p>Instructions conditionnelles</text:p>
          </table:table-cell>
          <table:covered-table-cell table:style-name="ce9"/>
          <table:table-cell table:style-name="ce103" table:number-columns-repeated="14"/>
          <table:table-cell table:number-columns-repeated="1007"/>
        </table:table-row>
        <table:table-row table:style-name="ro3">
          <table:table-cell table:style-name="ce9" office:value-type="string" calcext:value-type="string">
            <text:p>Boucles bornées et non bornées</text:p>
          </table:table-cell>
          <table:covered-table-cell table:style-name="ce9"/>
          <table:table-cell table:style-name="ce103" table:number-columns-repeated="14"/>
          <table:table-cell table:number-columns-repeated="1007"/>
        </table:table-row>
        <table:table-row table:style-name="ro3">
          <table:table-cell table:style-name="ce9" office:value-type="string" calcext:value-type="string">
            <text:p>Définitions et appels de fonctions</text:p>
          </table:table-cell>
          <table:covered-table-cell table:style-name="ce9"/>
          <table:table-cell table:style-name="ce103" table:number-columns-repeated="14"/>
          <table:table-cell table:number-columns-repeated="1007"/>
        </table:table-row>
        <table:table-row table:style-name="ro5">
          <table:table-cell table:number-columns-repeated="2"/>
          <table:table-cell table:style-name="ce104" table:number-columns-repeated="14"/>
          <table:table-cell table:number-columns-repeated="1007"/>
        </table:table-row>
        <table:table-row table:style-name="ro4">
          <table:table-cell table:style-name="ce54" office:value-type="string" calcext:value-type="string" table:number-columns-spanned="2" table:number-rows-spanned="1">
            <text:p>Internet</text:p>
          </table:table-cell>
          <table:covered-table-cell table:style-name="ce9"/>
          <table:table-cell table:style-name="ce104" table:number-columns-repeated="14"/>
          <table:table-cell table:number-columns-repeated="100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4"/>
          <table:table-cell table:number-columns-repeated="1007"/>
        </table:table-row>
        <table:table-row table:style-name="ro6">
          <table:table-cell table:style-name="ce9" office:value-type="string" calcext:value-type="string" table:number-columns-spanned="1" table:number-rows-spanned="3">
            <text:p>Protocole TCP/IP : paquets, routage des paquets</text:p>
          </table:table-cell>
          <table:table-cell table:style-name="ce9" office:value-type="string" calcext:value-type="string">
            <text:p>Distinguer le rôle des protocoles IP et TCP.</text:p>
          </table:table-cell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9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Caractériser les principes du routage et ses limites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9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fiabilité de transmission et l’absence de garantie temporelle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9"/>
          <table:table-cell table:number-columns-repeated="1007"/>
        </table:table-row>
        <table:table-row table:style-name="ro7">
          <table:table-cell table:style-name="ce58" office:value-type="string" calcext:value-type="string">
            <text:p>Adresses symboliques et</text:p>
            <text:p>serveurs DNS</text:p>
          </table:table-cell>
          <table:table-cell table:style-name="ce9" office:value-type="string" calcext:value-type="string">
            <text:p>Sur des exemples réels, retrouver une adresse IP à partir d’une adresse symbolique et inversement.</text:p>
          </table:table-cell>
          <table:table-cell table:style-name="ce103" table:number-columns-repeated="14"/>
          <table:table-cell table:number-columns-repeated="1007"/>
        </table:table-row>
        <table:table-row table:style-name="ro7">
          <table:table-cell table:style-name="ce9" office:value-type="string" calcext:value-type="string">
            <text:p>Réseaux pair-à-pair</text:p>
          </table:table-cell>
          <table:table-cell table:style-name="ce9" office:value-type="string" calcext:value-type="string">
            <text:p>Décrire l’intérêt des réseaux pair-à-pair ainsi que les usages illicites qu’on peut en faire.</text:p>
          </table:table-cell>
          <table:table-cell table:style-name="ce103" table:number-columns-repeated="14"/>
          <table:table-cell table:number-columns-repeated="1007"/>
        </table:table-row>
        <table:table-row table:style-name="ro8">
          <table:table-cell table:style-name="ce9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9" office:value-type="string" calcext:value-type="string">
            <text:p>Caractériser quelques types de réseaux physiques : obsolètes ou actuels, rapides ou lents, filaires ou non.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7"/>
        </table:table-row>
        <table:table-row table:style-name="ro7">
          <table:covered-table-cell table:style-name="ce9"/>
          <table:table-cell table:style-name="ce9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7"/>
        </table:table-row>
        <table:table-row table:style-name="ro5">
          <table:table-cell table:number-columns-repeated="2"/>
          <table:table-cell table:style-name="ce104" table:number-columns-repeated="14"/>
          <table:table-cell table:number-columns-repeated="1007"/>
        </table:table-row>
        <table:table-row table:style-name="ro4">
          <table:table-cell table:style-name="ce54" office:value-type="string" calcext:value-type="string" table:number-columns-spanned="2" table:number-rows-spanned="1">
            <text:p>Le Web</text:p>
          </table:table-cell>
          <table:covered-table-cell table:style-name="ce9"/>
          <table:table-cell table:style-name="ce11" table:number-columns-repeated="2"/>
          <table:table-cell table:style-name="ce104" table:number-columns-repeated="12"/>
          <table:table-cell table:number-columns-repeated="100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4"/>
          <table:table-cell table:number-columns-repeated="1007"/>
        </table:table-row>
        <table:table-row table:style-name="ro6">
          <table:table-cell table:style-name="ce9" office:value-type="string" calcext:value-type="string">
            <text:p>Repères historiques</text:p>
          </table:table-cell>
          <table:table-cell table:style-name="ce9" office:value-type="string" calcext:value-type="string">
            <text:p>Connaître les étapes du développement du Web.</text:p>
          </table:table-cell>
          <table:table-cell table:style-name="ce103" table:number-columns-repeated="14"/>
          <table:table-cell table:number-columns-repeated="1007"/>
        </table:table-row>
        <table:table-row table:style-name="ro7">
          <table:table-cell table:style-name="ce9" office:value-type="string" calcext:value-type="string">
            <text:p>Notions juridiques</text:p>
          </table:table-cell>
          <table:table-cell table:style-name="ce9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103" table:number-columns-repeated="14"/>
          <table:table-cell table:number-columns-repeated="1007"/>
        </table:table-row>
        <table:table-row table:style-name="ro6">
          <table:table-cell table:style-name="ce9" office:value-type="string" calcext:value-type="string">
            <text:p>Hypertexte</text:p>
          </table:table-cell>
          <table:table-cell table:style-name="ce9" office:value-type="string" calcext:value-type="string">
            <text:p>Maîtriser les renvois d’un texte à différents contenus.</text:p>
          </table:table-cell>
          <table:table-cell table:style-name="ce103" table:number-columns-repeated="14"/>
          <table:table-cell table:number-columns-repeated="1007"/>
        </table:table-row>
        <table:table-row table:style-name="ro7">
          <table:table-cell table:style-name="ce9" office:value-type="string" calcext:value-type="string" table:number-columns-spanned="1" table:number-rows-spanned="2">
            <text:p>Langages HTML et CSS</text:p>
          </table:table-cell>
          <table:table-cell table:style-name="ce9" office:value-type="string" calcext:value-type="string">
            <text:p>Distinguer ce qui relève du contenu d’une page et de son style de présentation.</text:p>
          </table:table-cell>
          <table:table-cell table:style-name="ce103" table:number-columns-repeated="14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Étudier et modifier une page HTML simple.</text:p>
          </table:table-cell>
          <table:table-cell table:style-name="ce103" table:number-columns-repeated="14"/>
          <table:table-cell table:number-columns-repeated="1007"/>
        </table:table-row>
        <table:table-row table:style-name="ro3">
          <table:table-cell table:style-name="ce9" office:value-type="string" calcext:value-type="string" table:number-columns-spanned="1" table:number-rows-spanned="2">
            <text:p>URL</text:p>
          </table:table-cell>
          <table:table-cell table:style-name="ce9" office:value-type="string" calcext:value-type="string">
            <text:p>Décomposer l’URL d’une page.</text:p>
          </table:table-cell>
          <table:table-cell table:style-name="ce103" table:number-columns-repeated="14"/>
          <table:table-cell table:number-columns-repeated="1007"/>
        </table:table-row>
        <table:table-row table:style-name="ro3">
          <table:covered-table-cell table:style-name="ce9"/>
          <table:table-cell table:style-name="ce9" office:value-type="string" calcext:value-type="string">
            <text:p>Reconnaître les pages sécurisées.</text:p>
          </table:table-cell>
          <table:table-cell table:style-name="ce103" table:number-columns-repeated="14"/>
          <table:table-cell table:number-columns-repeated="1007"/>
        </table:table-row>
        <table:table-row table:style-name="ro7">
          <table:table-cell table:style-name="ce9" office:value-type="string" calcext:value-type="string">
            <text:p>Requête HTTP</text:p>
          </table:table-cell>
          <table:table-cell table:style-name="ce9" office:value-type="string" calcext:value-type="string">
            <text:p>Décomposer le contenu d’une requête HTTP et identifier les</text:p>
            <text:p>paramètres passés.</text:p>
          </table:table-cell>
          <table:table-cell table:style-name="ce103" table:number-columns-repeated="14"/>
          <table:table-cell table:number-columns-repeated="1007"/>
        </table:table-row>
        <table:table-row table:style-name="ro8">
          <table:table-cell table:style-name="ce9" office:value-type="string" calcext:value-type="string">
            <text:p>Modèle client / serveur</text:p>
          </table:table-cell>
          <table:table-cell table:style-name="ce9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103" table:number-columns-repeated="14"/>
          <table:table-cell table:number-columns-repeated="1007"/>
        </table:table-row>
        <table:table-row table:style-name="ro7">
          <table:table-cell table:style-name="ce9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9" office:value-type="string" calcext:value-type="string">
            <text:p>Mener une analyse critique des résultats fournis par un moteur</text:p>
            <text:p>de recherche.</text:p>
          </table:table-cell>
          <table:table-cell table:style-name="ce103" table:number-columns-repeated="14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Comprendre les enjeux de la publication d’informations.</text:p>
          </table:table-cell>
          <table:table-cell table:style-name="ce103" table:number-columns-repeated="14"/>
          <table:table-cell table:number-columns-repeated="1007"/>
        </table:table-row>
        <table:table-row table:style-name="ro8">
          <table:table-cell table:style-name="ce9" office:value-type="string" calcext:value-type="string" table:number-columns-spanned="1" table:number-rows-spanned="2">
            <text:p>Paramètres de sécurité d’un navigateur</text:p>
          </table:table-cell>
          <table:table-cell table:style-name="ce9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103" table:number-columns-repeated="14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Sécuriser sa navigation en ligne et analyser les pages et fichiers.</text:p>
          </table:table-cell>
          <table:table-cell table:style-name="ce103" table:number-columns-repeated="14"/>
          <table:table-cell table:number-columns-repeated="1007"/>
        </table:table-row>
        <table:table-row table:style-name="ro9">
          <table:table-cell table:number-columns-repeated="2"/>
          <table:table-cell table:style-name="ce104" table:number-columns-repeated="14"/>
          <table:table-cell table:number-columns-repeated="1007"/>
        </table:table-row>
        <table:table-row table:style-name="ro4">
          <table:table-cell table:style-name="ce54" office:value-type="string" calcext:value-type="string" table:number-columns-spanned="2" table:number-rows-spanned="1">
            <text:p>Les réseaux sociaux</text:p>
          </table:table-cell>
          <table:covered-table-cell table:style-name="ce9"/>
          <table:table-cell table:style-name="ce96" table:number-columns-repeated="14"/>
          <table:table-cell table:number-columns-repeated="100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2"/>
          <table:table-cell table:number-columns-repeated="1007"/>
        </table:table-row>
        <table:table-row table:style-name="ro6">
          <table:table-cell table:style-name="ce9" office:value-type="string" calcext:value-type="string">
            <text:p>Identité numérique, e-réputation, identification, authentification</text:p>
          </table:table-cell>
          <table:table-cell table:style-name="ce9" office:value-type="string" calcext:value-type="string">
            <text:p>Connaître les principaux concepts liés à l’usage des réseaux sociaux.</text:p>
          </table:table-cell>
          <table:table-cell table:style-name="ce103" table:number-columns-repeated="14"/>
          <table:table-cell table:number-columns-repeated="1007"/>
        </table:table-row>
        <table:table-row table:style-name="ro8">
          <table:table-cell table:style-name="ce9" office:value-type="string" calcext:value-type="string" table:number-columns-spanned="1" table:number-rows-spanned="2">
            <text:p>Réseaux sociaux existants</text:p>
          </table:table-cell>
          <table:table-cell table:style-name="ce9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103" table:number-columns-repeated="14"/>
          <table:table-cell table:number-columns-repeated="1007"/>
        </table:table-row>
        <table:table-row table:style-name="ro7">
          <table:covered-table-cell table:style-name="ce9"/>
          <table:table-cell table:style-name="ce9" office:value-type="string" calcext:value-type="string">
            <text:p>Paramétrer des abonnements pour assurer la confidentialité de données personnelles.</text:p>
          </table:table-cell>
          <table:table-cell table:style-name="ce103" table:number-columns-repeated="14"/>
          <table:table-cell table:number-columns-repeated="1007"/>
        </table:table-row>
        <table:table-row table:style-name="ro7">
          <table:table-cell table:style-name="ce9" office:value-type="string" calcext:value-type="string">
            <text:p>Modèle économique des réseaux sociaux</text:p>
          </table:table-cell>
          <table:table-cell table:style-name="ce9" office:value-type="string" calcext:value-type="string">
            <text:p>Identifier les sources de revenus des entreprises de réseautage social.</text:p>
          </table:table-cell>
          <table:table-cell table:style-name="ce103" table:number-columns-repeated="14"/>
          <table:table-cell table:number-columns-repeated="1007"/>
        </table:table-row>
        <table:table-row table:style-name="ro6">
          <table:table-cell table:style-name="ce9" office:value-type="string" calcext:value-type="string">
            <text:p>Rayon, diamètre et centre d’un graphe</text:p>
          </table:table-cell>
          <table:table-cell table:style-name="ce9" office:value-type="string" calcext:value-type="string">
            <text:p>Déterminer ces caractéristiques sur des graphes simples.</text:p>
          </table:table-cell>
          <table:table-cell table:style-name="ce103" table:number-columns-repeated="14"/>
          <table:table-cell table:number-columns-repeated="1007"/>
        </table:table-row>
        <table:table-row table:style-name="ro8">
          <table:table-cell table:style-name="ce9" office:value-type="string" calcext:value-type="string">
            <text:p>Notion de « petit monde »</text:p>
            <text:p>Expérience de Milgram</text:p>
          </table:table-cell>
          <table:table-cell table:style-name="ce9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103" table:number-columns-repeated="14"/>
          <table:table-cell table:number-columns-repeated="1007"/>
        </table:table-row>
        <table:table-row table:style-name="ro6">
          <table:table-cell table:style-name="ce9" office:value-type="string" calcext:value-type="string" table:number-columns-spanned="1" table:number-rows-spanned="2">
            <text:p>Cyberviolence</text:p>
          </table:table-cell>
          <table:table-cell table:style-name="ce9" office:value-type="string" calcext:value-type="string">
            <text:p>Connaître les dispositions de l’article 222-33-2-2 du code pénal.</text:p>
          </table:table-cell>
          <table:table-cell table:style-name="ce103" table:number-columns-repeated="14"/>
          <table:table-cell table:number-columns-repeated="1007"/>
        </table:table-row>
        <table:table-row table:style-name="ro10">
          <table:covered-table-cell table:style-name="ce9"/>
          <table:table-cell table:style-name="ce9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103" table:number-columns-repeated="14"/>
          <table:table-cell table:number-columns-repeated="1007"/>
        </table:table-row>
        <table:table-row table:style-name="ro9">
          <table:table-cell table:number-columns-repeated="1023"/>
        </table:table-row>
        <table:table-row table:style-name="ro4">
          <table:table-cell table:style-name="ce54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9"/>
          <table:table-cell table:number-columns-repeated="102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 table:number-columns-spanned="1" table:number-rows-spanned="2">
            <text:p>Données</text:p>
          </table:table-cell>
          <table:table-cell table:style-name="ce9" office:value-type="string" calcext:value-type="string">
            <text:p>Définir une donnée personnelle.</text:p>
          </table:table-cell>
          <table:table-cell table:style-name="ce14" table:number-columns-repeated="14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principaux formats et représentations de données.</text:p>
          </table:table-cell>
          <table:table-cell table:style-name="ce14" table:number-columns-repeated="14"/>
          <table:table-cell table:number-columns-repeated="1007"/>
        </table:table-row>
        <table:table-row table:style-name="ro6">
          <table:table-cell table:style-name="ce9" office:value-type="string" calcext:value-type="string" table:number-columns-spanned="1" table:number-rows-spanned="3">
            <text:p>Données structurées</text:p>
          </table:table-cell>
          <table:table-cell table:style-name="ce9" office:value-type="string" calcext:value-type="string">
            <text:p>Identifier les différents descripteurs d’un objet.</text:p>
          </table:table-cell>
          <table:table-cell table:style-name="ce14" table:number-columns-repeated="14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valeur d’une donnée de son descripteur.</text:p>
          </table:table-cell>
          <table:table-cell table:style-name="ce14" table:number-columns-repeated="14"/>
          <table:table-cell table:number-columns-repeated="1007"/>
        </table:table-row>
        <table:table-row table:style-name="ro7">
          <table:covered-table-cell table:style-name="ce9"/>
          <table:table-cell table:style-name="ce9" office:value-type="string" calcext:value-type="string">
            <text:p>Utiliser un site de données ouvertes, pour sélectionner et récupérer des données.</text:p>
          </table:table-cell>
          <table:table-cell table:style-name="ce14" table:number-columns-repeated="14"/>
          <table:table-cell table:number-columns-repeated="1007"/>
        </table:table-row>
        <table:table-row table:style-name="ro7">
          <table:table-cell table:style-name="ce9" office:value-type="string" calcext:value-type="string">
            <text:p>Traitement de données structurées</text:p>
          </table:table-cell>
          <table:table-cell table:style-name="ce9" office:value-type="string" calcext:value-type="string">
            <text:p>Réaliser des opérations de recherche, filtre, tri ou calcul sur une ou plusieurs tables.</text:p>
          </table:table-cell>
          <table:table-cell table:style-name="ce14" table:number-columns-repeated="14"/>
          <table:table-cell table:number-columns-repeated="1007"/>
        </table:table-row>
        <table:table-row table:style-name="ro6">
          <table:table-cell table:style-name="ce9" office:value-type="string" calcext:value-type="string">
            <text:p>Métadonnées</text:p>
          </table:table-cell>
          <table:table-cell table:style-name="ce9" office:value-type="string" calcext:value-type="string">
            <text:p>Retrouver les métadonnées d’un fichier personnel.</text:p>
          </table:table-cell>
          <table:table-cell table:style-name="ce14" table:number-columns-repeated="14"/>
          <table:table-cell table:number-columns-repeated="1007"/>
        </table:table-row>
        <table:table-row table:style-name="ro6">
          <table:table-cell table:style-name="ce9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9" office:value-type="string" calcext:value-type="string">
            <text:p>Utiliser un support de stockage dans le nuage.</text:p>
          </table:table-cell>
          <table:table-cell table:style-name="ce14" table:number-columns-repeated="14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Partager des fichiers, paramétrer des modes de synchronisation.</text:p>
          </table:table-cell>
          <table:table-cell table:style-name="ce14" table:number-columns-repeated="14"/>
          <table:table-cell table:number-columns-repeated="1007"/>
        </table:table-row>
        <table:table-row table:style-name="ro8">
          <table:covered-table-cell table:style-name="ce9"/>
          <table:table-cell table:style-name="ce9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14" table:number-columns-repeated="14"/>
          <table:table-cell table:number-columns-repeated="1007"/>
        </table:table-row>
        <table:table-row table:style-name="ro9">
          <table:table-cell table:number-columns-repeated="1023"/>
        </table:table-row>
        <table:table-row table:style-name="ro4">
          <table:table-cell table:style-name="ce54" office:value-type="string" calcext:value-type="string" table:number-columns-spanned="2" table:number-rows-spanned="1">
            <text:p>Localisation, cartographie et mobilité</text:p>
          </table:table-cell>
          <table:covered-table-cell table:style-name="ce9"/>
          <table:table-cell table:style-name="ce96" table:number-columns-repeated="14"/>
          <table:table-cell table:number-columns-repeated="100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2"/>
          <table:table-cell table:number-columns-repeated="1007"/>
        </table:table-row>
        <table:table-row table:style-name="ro6">
          <table:table-cell table:style-name="ce9" office:value-type="string" calcext:value-type="string">
            <text:p>GPS, Galiléo</text:p>
          </table:table-cell>
          <table:table-cell table:style-name="ce9" office:value-type="string" calcext:value-type="string">
            <text:p>Décrire le principe de fonctionnement de la géolocalisation.</text:p>
          </table:table-cell>
          <table:table-cell table:style-name="ce103" table:number-columns-repeated="14"/>
          <table:table-cell table:number-columns-repeated="1007"/>
        </table:table-row>
        <table:table-row table:style-name="ro7">
          <table:table-cell table:style-name="ce9" office:value-type="string" calcext:value-type="string" table:number-columns-spanned="1" table:number-rows-spanned="2">
            <text:p>Cartes numériques</text:p>
          </table:table-cell>
          <table:table-cell table:style-name="ce9" office:value-type="string" calcext:value-type="string">
            <text:p>Identifier les différentes couches d’information de GeoPortail pour extraire différents types de données.</text:p>
          </table:table-cell>
          <table:table-cell table:style-name="ce103" table:number-columns-repeated="14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Contribuer à OpenStreetMap de façon collaborative.</text:p>
          </table:table-cell>
          <table:table-cell table:style-name="ce103" table:number-columns-repeated="14"/>
          <table:table-cell table:number-columns-repeated="1007"/>
        </table:table-row>
        <table:table-row table:style-name="ro7">
          <table:table-cell table:style-name="ce9" office:value-type="string" calcext:value-type="string">
            <text:p>Protocole NMEA 0183</text:p>
          </table:table-cell>
          <table:table-cell table:style-name="ce9" office:value-type="string" calcext:value-type="string">
            <text:p>Décoder une trame NMEA pour trouver des coordonnées</text:p>
            <text:p>Géographiques.</text:p>
          </table:table-cell>
          <table:table-cell table:style-name="ce103" table:number-columns-repeated="14"/>
          <table:table-cell table:number-columns-repeated="1007"/>
        </table:table-row>
        <table:table-row table:style-name="ro6">
          <table:table-cell table:style-name="ce9" office:value-type="string" calcext:value-type="string" table:number-columns-spanned="1" table:number-rows-spanned="2">
            <text:p>Calculs d’itinéraires</text:p>
          </table:table-cell>
          <table:table-cell table:style-name="ce9" office:value-type="string" calcext:value-type="string">
            <text:p>Utiliser un logiciel pour calculer un itinéraire.</text:p>
          </table:table-cell>
          <table:table-cell table:style-name="ce103" table:number-columns-repeated="14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Représenter un calcul d’itinéraire comme un problème sur un graphe.</text:p>
          </table:table-cell>
          <table:table-cell table:style-name="ce103" table:number-columns-repeated="14"/>
          <table:table-cell table:number-columns-repeated="1007"/>
        </table:table-row>
        <table:table-row table:style-name="ro7">
          <table:table-cell table:style-name="ce9" office:value-type="string" calcext:value-type="string">
            <text:p>Confidentialité</text:p>
          </table:table-cell>
          <table:table-cell table:style-name="ce9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103" table:number-columns-repeated="14"/>
          <table:table-cell table:number-columns-repeated="1007"/>
        </table:table-row>
        <table:table-row table:style-name="ro9">
          <table:table-cell table:number-columns-repeated="1023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1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14"/>
          <table:table-cell table:number-columns-repeated="1007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14"/>
          <table:table-cell table:number-columns-repeated="1007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14"/>
          <table:table-cell table:number-columns-repeated="1007"/>
        </table:table-row>
        <table:table-row table:style-name="ro9">
          <table:table-cell table:number-columns-repeated="1023"/>
        </table:table-row>
        <table:table-row table:style-name="ro4">
          <table:table-cell table:style-name="ce54" office:value-type="string" calcext:value-type="string" table:number-columns-spanned="2" table:number-rows-spanned="1">
            <text:p>La photographie numérique</text:p>
          </table:table-cell>
          <table:covered-table-cell table:style-name="ce9"/>
          <table:table-cell table:style-name="ce96" table:number-columns-repeated="14"/>
          <table:table-cell table:number-columns-repeated="100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2"/>
          <table:table-cell table:number-columns-repeated="1007"/>
        </table:table-row>
        <table:table-row table:style-name="ro10">
          <table:table-cell table:style-name="ce9" office:value-type="string" calcext:value-type="string">
            <text:p>Photosites, pixels, résolution (du capteur, de l’image), profondeur de couleur</text:p>
          </table:table-cell>
          <table:table-cell table:style-name="ce9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103" table:number-columns-repeated="14"/>
          <table:table-cell table:number-columns-repeated="1007"/>
        </table:table-row>
        <table:table-row table:style-name="ro6">
          <table:table-cell table:style-name="ce9" office:value-type="string" calcext:value-type="string">
            <text:p>Métadonnées EXIF</text:p>
          </table:table-cell>
          <table:table-cell table:style-name="ce9" office:value-type="string" calcext:value-type="string">
            <text:p>Retrouver les métadonnées d’une photographie.</text:p>
          </table:table-cell>
          <table:table-cell table:style-name="ce103" table:number-columns-repeated="14"/>
          <table:table-cell table:number-columns-repeated="1007"/>
        </table:table-row>
        <table:table-row table:style-name="ro7">
          <table:table-cell table:style-name="ce9" office:value-type="string" calcext:value-type="string">
            <text:p>Traitement d’image</text:p>
          </table:table-cell>
          <table:table-cell table:style-name="ce9" office:value-type="string" calcext:value-type="string">
            <text:p>Traiter par programme une image pour la transformer en agissant sur les trois composantes de ses pixels.</text:p>
          </table:table-cell>
          <table:table-cell table:style-name="ce103" table:number-columns-repeated="14"/>
          <table:table-cell table:number-columns-repeated="1007"/>
        </table:table-row>
        <table:table-row table:style-name="ro6">
          <table:table-cell table:style-name="ce9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9" office:value-type="string" calcext:value-type="string">
            <text:p>Expliciter des algorithmes associés à la prise de vue.</text:p>
          </table:table-cell>
          <table:table-cell table:style-name="ce103" table:number-columns-repeated="14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étapes de la construction de l’image finale.</text:p>
          </table:table-cell>
          <table:table-cell table:style-name="ce103" table:number-columns-repeated="14"/>
          <table:table-cell table:number-columns-repeated="1007"/>
        </table:table-row>
        <table:table-row table:style-name="ro9" table:number-rows-repeated="1048489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28" table:default-cell-style-name="ce108"/>
        <table:table-column table:style-name="co4" table:number-columns-repeated="5" table:default-cell-style-name="ce108"/>
        <table:table-column table:style-name="co4" table:number-columns-repeated="988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16" table:number-rows-spanned="1">
            <text:p>Architectures</text:p>
          </table:table-cell>
          <table:covered-table-cell table:number-columns-repeated="15" table:style-name="ce16"/>
          <table:table-cell table:style-name="ce16" office:value-type="string" calcext:value-type="string" table:number-columns-spanned="2" table:number-rows-spanned="1">
            <text:p>Langage</text:p>
          </table:table-cell>
          <table:covered-table-cell table:style-name="ce16"/>
          <table:table-cell table:style-name="ce16" table:number-columns-repeated="16"/>
          <table:table-cell table:style-name="ce24" table:number-columns-repeated="40"/>
          <table:table-cell table:style-name="ce27" table:number-columns-repeated="948"/>
        </table:table-row>
        <table:table-row table:style-name="ro2">
          <table:table-cell table:number-columns-repeated="2"/>
          <table:table-cell table:style-name="ce94" office:value-type="string" calcext:value-type="string">
            <text:p>von Neumann</text:p>
          </table:table-cell>
          <table:table-cell table:style-name="ce94" office:value-type="string" calcext:value-type="string">
            <text:p>TP Langage machine</text:p>
          </table:table-cell>
          <table:table-cell table:style-name="ce94" office:value-type="string" calcext:value-type="string">
            <text:p>Exercices assembleur</text:p>
          </table:table-cell>
          <table:table-cell table:style-name="ce94" office:value-type="string" calcext:value-type="string">
            <text:p>Évaluation langage machine</text:p>
          </table:table-cell>
          <table:table-cell table:style-name="ce94" office:value-type="string" calcext:value-type="string">
            <text:p>Portes logiques</text:p>
          </table:table-cell>
          <table:table-cell table:style-name="ce94" office:value-type="string" calcext:value-type="string">
            <text:p>Portes logiques – </text:p>
            <text:p>Partie 2</text:p>
          </table:table-cell>
          <table:table-cell table:style-name="ce40" office:value-type="string" calcext:value-type="string">
            <text:p>Représentation des entiers naturels</text:p>
          </table:table-cell>
          <table:table-cell table:style-name="ce40" office:value-type="string" calcext:value-type="string">
            <text:p>Représentation des entiers relatifs</text:p>
          </table:table-cell>
          <table:table-cell table:style-name="ce40" office:value-type="string" calcext:value-type="string">
            <text:p>Exercices représentations entiers</text:p>
          </table:table-cell>
          <table:table-cell table:style-name="ce40" office:value-type="string" calcext:value-type="string">
            <text:p>Évaluation architecture machine</text:p>
          </table:table-cell>
          <table:table-cell table:style-name="ce40" office:value-type="string" calcext:value-type="string">
            <text:p>Circuits combinatoires</text:p>
          </table:table-cell>
          <table:table-cell table:style-name="ce40" office:value-type="string" calcext:value-type="string">
            <text:p>Exercices fonctions booléennes</text:p>
          </table:table-cell>
          <table:table-cell table:style-name="ce40" office:value-type="string" calcext:value-type="string">
            <text:p>Évaluation fonctions booléennes</text:p>
          </table:table-cell>
          <table:table-cell table:style-name="ce94" office:value-type="string" calcext:value-type="string">
            <text:p>Système d’exploitation – principe</text:p>
          </table:table-cell>
          <table:table-cell table:style-name="ce94" office:value-type="string" calcext:value-type="string">
            <text:p>TP système d’exploitation</text:p>
          </table:table-cell>
          <table:table-cell table:style-name="ce41" office:value-type="string" calcext:value-type="string">
            <text:p>Exercices d’applicaion ?</text:p>
          </table:table-cell>
          <table:table-cell table:style-name="ce94" office:value-type="string" calcext:value-type="string">
            <text:p>Constructions élémentaires</text:p>
          </table:table-cell>
          <table:table-cell table:style-name="ce94" office:value-type="string" calcext:value-type="string">
            <text:p>Exercices</text:p>
          </table:table-cell>
          <table:table-cell table:style-name="ce94" office:value-type="string" calcext:value-type="string">
            <text:p>flottants</text:p>
          </table:table-cell>
          <table:table-cell table:style-name="ce94" office:value-type="string" calcext:value-type="string">
            <text:p>types construits : listes</text:p>
          </table:table-cell>
          <table:table-cell table:style-name="ce94" office:value-type="string" calcext:value-type="string">
            <text:p>parcours séquentiel</text:p>
          </table:table-cell>
          <table:table-cell table:style-name="ce94" office:value-type="string" calcext:value-type="string">
            <text:p>tri</text:p>
          </table:table-cell>
          <table:table-cell table:style-name="ce94" office:value-type="string" calcext:value-type="string">
            <text:p>recherche dicho</text:p>
          </table:table-cell>
          <table:table-cell table:style-name="ce94" table:number-columns-repeated="11"/>
          <table:table-cell table:style-name="ce115" table:number-columns-repeated="40"/>
          <table:table-cell table:number-columns-repeated="948"/>
        </table:table-row>
        <table:table-row table:style-name="ro3">
          <table:table-cell table:style-name="ce3" table:number-columns-repeated="2"/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09-10" calcext:value-type="date">
            <text:p>10 sept.</text:p>
          </table:table-cell>
          <table:table-cell table:style-name="ce10" office:value-type="date" office:date-value="2020-09-15" calcext:value-type="date">
            <text:p>15 sept.</text:p>
          </table:table-cell>
          <table:table-cell table:style-name="ce10" office:value-type="date" office:date-value="2020-09-22" calcext:value-type="date">
            <text:p>22 sept.</text:p>
          </table:table-cell>
          <table:table-cell table:style-name="ce10" office:value-type="date" office:date-value="2020-09-17" calcext:value-type="date">
            <text:p>17 sept.</text:p>
          </table:table-cell>
          <table:table-cell table:style-name="ce10" office:value-type="date" office:date-value="2020-09-22" calcext:value-type="date">
            <text:p>22 sept.</text:p>
          </table:table-cell>
          <table:table-cell table:style-name="ce10" office:value-type="date" office:date-value="2020-09-24" calcext:value-type="date">
            <text:p>24 sept.</text:p>
          </table:table-cell>
          <table:table-cell table:style-name="ce10" office:value-type="date" office:date-value="2020-09-29" calcext:value-type="date">
            <text:p>29 sept.</text:p>
          </table:table-cell>
          <table:table-cell table:style-name="ce10" office:value-type="date" office:date-value="2020-10-01" calcext:value-type="date">
            <text:p>1 oct.</text:p>
          </table:table-cell>
          <table:table-cell table:style-name="ce10" office:value-type="date" office:date-value="2020-10-08" calcext:value-type="date">
            <text:p>8 oct.</text:p>
          </table:table-cell>
          <table:table-cell table:style-name="ce10" office:value-type="date" office:date-value="2020-10-06" calcext:value-type="date">
            <text:p>6 oct.</text:p>
          </table:table-cell>
          <table:table-cell table:style-name="ce10" table:number-columns-repeated="23"/>
          <table:table-cell table:style-name="ce26" table:number-columns-repeated="40"/>
          <table:table-cell table:style-name="ce28" table:number-columns-repeated="948"/>
        </table:table-row>
        <table:table-row table:style-name="ro3">
          <table:table-cell table:style-name="ce1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5" calcext:value-type="float">
            <text:p>0,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4"/>
          <table:table-cell table:style-name="ce24" table:number-columns-repeated="40"/>
          <table:table-cell table:style-name="ce27" table:number-columns-repeated="948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27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7"/>
          <table:table-cell table:number-columns-repeated="994"/>
        </table:table-row>
        <table:table-row table:style-name="ro7">
          <table:table-cell table:style-name="ce9" office:value-type="string" calcext:value-type="string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23"/>
          <table:table-cell table:number-columns-repeated="994"/>
        </table:table-row>
        <table:table-row table:style-name="ro5">
          <table:table-cell table:number-columns-repeated="2"/>
          <table:table-cell table:style-name="ce104" table:number-columns-repeated="28"/>
          <table:table-cell table:number-columns-repeated="994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9"/>
          <table:table-cell table:style-name="ce104" table:number-columns-repeated="28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>
            <text:p>Écriture d’un entier positif dans une base b ⩾ 2</text:p>
          </table:table-cell>
          <table:table-cell table:style-name="ce9" office:value-type="string" calcext:value-type="string">
            <text:p>Passer de la représentation d’une base dans une autre.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94"/>
        </table:table-row>
        <table:table-row table:style-name="ro8">
          <table:table-cell table:style-name="ce9" office:value-type="string" calcext:value-type="string" table:number-columns-spanned="1" table:number-rows-spanned="2">
            <text:p>Représentation binaire d’un entier relatif</text:p>
          </table:table-cell>
          <table:table-cell table:style-name="ce9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103" table:number-columns-repeated="6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94"/>
        </table:table-row>
        <table:table-row table:style-name="ro3">
          <table:covered-table-cell table:style-name="ce9"/>
          <table:table-cell table:style-name="ce9" office:value-type="string" calcext:value-type="string">
            <text:p>Utiliser le complément à 2.</text:p>
          </table:table-cell>
          <table:table-cell table:style-name="ce103" table:number-columns-repeated="7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94"/>
        </table:table-row>
        <table:table-row table:style-name="ro7">
          <table:table-cell table:style-name="ce58" office:value-type="string" calcext:value-type="string">
            <text:p>Représentation approximative des</text:p>
            <text:p>nombres réels : notion de nombre flottant</text:p>
          </table:table-cell>
          <table:table-cell table:style-name="ce9" office:value-type="string" calcext:value-type="string">
            <text:p>Calculer sur quelques exemples la représentation de nombres réels : 0.1, 0.25 ou 1/3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table-cell table:style-name="ce9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9" office:value-type="string" calcext:value-type="string">
            <text:p>Dresser la table d’une expression booléenne.</text:p>
          </table:table-cell>
          <table:table-cell table:style-name="ce103" table:number-columns-repeated="5"/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9" office:value-type="string" calcext:value-type="string">
            <text:p>Identifier l’intérêt des différents</text:p>
            <text:p>systèmes d’encodage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Convertir un fichier texte dans différents formats d’encodage.</text:p>
          </table:table-cell>
          <table:table-cell table:style-name="ce103" table:number-columns-repeated="28"/>
          <table:table-cell table:number-columns-repeated="994"/>
        </table:table-row>
        <table:table-row table:style-name="ro5">
          <table:table-cell table:number-columns-repeated="2"/>
          <table:table-cell table:style-name="ce104" table:number-columns-repeated="28"/>
          <table:table-cell table:number-columns-repeated="994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9"/>
          <table:table-cell table:style-name="ce11"/>
          <table:table-cell table:style-name="ce104" table:number-columns-repeated="27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>
            <text:p>p-uplets.</text:p>
            <text:p>p-uplets nommés</text:p>
          </table:table-cell>
          <table:table-cell table:style-name="ce9" office:value-type="string" calcext:value-type="string">
            <text:p>Écrire une fonction renvoyant un p-uplet de valeurs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4">
            <text:p>Tableau indexé, tableau donné en compréhension</text:p>
          </table:table-cell>
          <table:table-cell table:style-name="ce9" office:value-type="string" calcext:value-type="string">
            <text:p>Lire et modifier les éléments d’un tableau grâce à leurs index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Construire un tableau par compréhension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Utiliser des tableaux de tableaux pour représenter des matrices : notation a [i] [j].</text:p>
          </table:table-cell>
          <table:table-cell table:style-name="ce103" table:number-columns-repeated="28"/>
          <table:table-cell table:number-columns-repeated="994"/>
        </table:table-row>
        <table:table-row table:style-name="ro3">
          <table:covered-table-cell table:style-name="ce9"/>
          <table:table-cell table:style-name="ce9" office:value-type="string" calcext:value-type="string">
            <text:p>Itérer sur les éléments d’un tableau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2">
            <text:p>Dictionnaires par clés et valeurs</text:p>
          </table:table-cell>
          <table:table-cell table:style-name="ce9" office:value-type="string" calcext:value-type="string">
            <text:p>Construire une entrée de dictionnaire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Itérer sur les éléments d’un dictionnaire.</text:p>
          </table:table-cell>
          <table:table-cell table:style-name="ce103" table:number-columns-repeated="28"/>
          <table:table-cell table:number-columns-repeated="994"/>
        </table:table-row>
        <table:table-row table:style-name="ro9">
          <table:table-cell table:number-columns-repeated="2"/>
          <table:table-cell table:style-name="ce104" table:number-columns-repeated="28"/>
          <table:table-cell table:number-columns-repeated="994"/>
        </table:table-row>
        <table:table-row table:style-name="ro4">
          <table:table-cell table:style-name="ce54" office:value-type="string" calcext:value-type="string" table:number-columns-spanned="2" table:number-rows-spanned="1">
            <text:p>Traitement de données en tables</text:p>
          </table:table-cell>
          <table:covered-table-cell table:style-name="ce9"/>
          <table:table-cell table:style-name="ce96" table:number-columns-repeated="28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7"/>
          <table:table-cell table:number-columns-repeated="994"/>
        </table:table-row>
        <table:table-row table:style-name="ro6">
          <table:table-cell table:style-name="ce9" office:value-type="string" calcext:value-type="string">
            <text:p>Indexation de tables</text:p>
          </table:table-cell>
          <table:table-cell table:style-name="ce9" office:value-type="string" calcext:value-type="string">
            <text:p>Importer une table depuis un fichier texte tabulé ou un fichier CSV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table-cell table:style-name="ce9" office:value-type="string" calcext:value-type="string">
            <text:p>Recherche dans une table</text:p>
          </table:table-cell>
          <table:table-cell table:style-name="ce9" office:value-type="string" calcext:value-type="string">
            <text:p>Rechercher les lignes d’une table vérifiant des critères exprimés en logique propositionnelle.</text:p>
          </table:table-cell>
          <table:table-cell table:style-name="ce103" table:number-columns-repeated="28"/>
          <table:table-cell table:number-columns-repeated="994"/>
        </table:table-row>
        <table:table-row table:style-name="ro3">
          <table:table-cell table:style-name="ce9" office:value-type="string" calcext:value-type="string">
            <text:p>Tri d’une table</text:p>
          </table:table-cell>
          <table:table-cell table:style-name="ce9" office:value-type="string" calcext:value-type="string">
            <text:p>Trier une table suivant une colonne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table-cell table:style-name="ce9" office:value-type="string" calcext:value-type="string">
            <text:p>Fusion de tables</text:p>
          </table:table-cell>
          <table:table-cell table:style-name="ce9" office:value-type="string" calcext:value-type="string">
            <text:p>Construire une nouvelle table en combinant les données de deux tables.</text:p>
          </table:table-cell>
          <table:table-cell table:style-name="ce103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Modalités de l’interaction entre l’homme et la machine</text:p>
          </table:table-cell>
          <table:table-cell table:style-name="ce9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14" table:number-columns-repeated="28"/>
          <table:table-cell table:number-columns-repeated="994"/>
        </table:table-row>
        <table:table-row table:style-name="ro8">
          <table:table-cell table:style-name="ce9" office:value-type="string" calcext:value-type="string">
            <text:p>Évènements</text:p>
          </table:table-cell>
          <table:table-cell table:style-name="ce9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14" table:number-columns-repeated="28"/>
          <table:table-cell table:number-columns-repeated="994"/>
        </table:table-row>
        <table:table-row table:style-name="ro7">
          <table:table-cell table:style-name="ce9" office:value-type="string" calcext:value-type="string">
            <text:p>Interaction avec l’utilisateur dans une page Web</text:p>
          </table:table-cell>
          <table:table-cell table:style-name="ce9" office:value-type="string" calcext:value-type="string">
            <text:p>Analyser et modifier les méthodes exécutées lors d’un clic sur un bouton d’une page Web.</text:p>
          </table:table-cell>
          <table:table-cell table:style-name="ce14" table:number-columns-repeated="28"/>
          <table:table-cell table:number-columns-repeated="994"/>
        </table:table-row>
        <table:table-row table:style-name="ro7">
          <table:table-cell table:style-name="ce9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9" office:value-type="string" calcext:value-type="string">
            <text:p>Distinguer ce qui est exécuté sur le client ou sur le serveur et dans quel ordre.</text:p>
          </table:table-cell>
          <table:table-cell table:style-name="ce14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Distinguer ce qui est mémorisé dans le client et retransmis au serveur.</text:p>
          </table:table-cell>
          <table:table-cell table:style-name="ce14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Reconnaître quand et pourquoi la transmission est chiffrée.</text:p>
          </table:table-cell>
          <table:table-cell table:style-name="ce14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2">
            <text:p>Formulaire d’une page Web</text:p>
          </table:table-cell>
          <table:table-cell table:style-name="ce9" office:value-type="string" calcext:value-type="string">
            <text:p>Analyser le fonctionnement d’un formulaire simple.</text:p>
          </table:table-cell>
          <table:table-cell table:style-name="ce14" table:number-columns-repeated="28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es transmissions de</text:p>
            <text:p>paramètres par les requêtes POST ou GET.</text:p>
          </table:table-cell>
          <table:table-cell table:style-name="ce14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9"/>
          <table:table-cell table:style-name="ce96" table:number-columns-repeated="28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7"/>
          <table:table-cell table:number-columns-repeated="994"/>
        </table:table-row>
        <table:table-row table:style-name="ro7">
          <table:table-cell table:style-name="ce9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9" office:value-type="string" calcext:value-type="string">
            <text:p>Distinguer les rôles et les caractéristiques des différents constituants d’une machine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5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Dérouler l’exécution d’une séquence d’instructions simples du type langage machine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26"/>
          <table:table-cell table:number-columns-repeated="994"/>
        </table:table-row>
        <table:table-row table:style-name="ro7">
          <table:table-cell table:style-name="ce9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9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Dérouler le fonctionnement d’un protocole simple de récupération de perte de paquets (bit alterné)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Simuler ou mettre en œuvre un réseau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3">
            <text:p>Systèmes d’exploitation</text:p>
          </table:table-cell>
          <table:table-cell table:style-name="ce9" office:value-type="string" calcext:value-type="string">
            <text:p>Identifier les fonctions d’un système d’exploitation.</text:p>
          </table:table-cell>
          <table:table-cell table:style-name="ce103" table:number-columns-repeated="13"/>
          <table:table-cell table:style-name="ce103" office:value-type="string" calcext:value-type="string">
            <text:p>X</text:p>
          </table:table-cell>
          <table:table-cell table:style-name="ce103" table:number-columns-repeated="14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Utiliser les commandes de base en ligne de commande.</text:p>
          </table:table-cell>
          <table:table-cell table:style-name="ce103" table:number-columns-repeated="14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Gérer les droits et permissions d’accès aux fichiers.</text:p>
          </table:table-cell>
          <table:table-cell table:style-name="ce103" table:number-columns-repeated="14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9" office:value-type="string" calcext:value-type="string">
            <text:p>Identifier le rôle des capteurs et actionneurs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Réaliser par programmation une IHM correspondant à un cahier des charges donné.</text:p>
          </table:table-cell>
          <table:table-cell table:style-name="ce103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28"/>
          <table:table-cell table:number-columns-repeated="994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style-name="ce96" table:number-columns-repeated="28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7"/>
          <table:table-cell table:number-columns-repeated="994"/>
        </table:table-row>
        <table:table-row table:style-name="ro6">
          <table:table-cell table:style-name="ce9" office:value-type="string" calcext:value-type="string">
            <text:p>Constructions élémentaires</text:p>
          </table:table-cell>
          <table:table-cell table:style-name="ce9" office:value-type="string" calcext:value-type="string">
            <text:p>Mettre en évidence un corpus de constructions élémentaires.</text:p>
          </table:table-cell>
          <table:table-cell table:style-name="ce103" table:number-columns-repeated="16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994"/>
        </table:table-row>
        <table:table-row table:style-name="ro8">
          <table:table-cell table:style-name="ce9" office:value-type="string" calcext:value-type="string">
            <text:p>Diversité et unité des langages de</text:p>
            <text:p>programmation</text:p>
          </table:table-cell>
          <table:table-cell table:style-name="ce9" office:value-type="string" calcext:value-type="string">
            <text:p>Repérer, dans un nouveau langage de programmation, les traits communs et les traits particuliers à ce langage.</text:p>
          </table:table-cell>
          <table:table-cell table:style-name="ce103" table:number-columns-repeated="16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994"/>
        </table:table-row>
        <table:table-row table:style-name="ro3">
          <table:table-cell table:style-name="ce9" office:value-type="string" calcext:value-type="string" table:number-columns-spanned="1" table:number-rows-spanned="3">
            <text:p>Spécification</text:p>
          </table:table-cell>
          <table:table-cell table:style-name="ce9" office:value-type="string" calcext:value-type="string">
            <text:p>Prototyper une fonction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Décrire les préconditions sur les arguments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Décrire des postconditions sur les résultats.</text:p>
          </table:table-cell>
          <table:table-cell table:style-name="ce103" table:number-columns-repeated="28"/>
          <table:table-cell table:number-columns-repeated="994"/>
        </table:table-row>
        <table:table-row table:style-name="ro3">
          <table:table-cell table:style-name="ce9" office:value-type="string" calcext:value-type="string">
            <text:p>Mise au point de programmes</text:p>
          </table:table-cell>
          <table:table-cell table:style-name="ce9" office:value-type="string" calcext:value-type="string">
            <text:p>Utiliser des jeux de tests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>
            <text:p>Utilisation de bibliothèques</text:p>
          </table:table-cell>
          <table:table-cell table:style-name="ce9" office:value-type="string" calcext:value-type="string">
            <text:p>Utiliser la documentation d’une bibliothèque.</text:p>
          </table:table-cell>
          <table:table-cell table:style-name="ce103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28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7"/>
          <table:table-cell table:number-columns-repeated="994"/>
        </table:table-row>
        <table:table-row table:style-name="ro7">
          <table:table-cell table:style-name="ce9" office:value-type="string" calcext:value-type="string" table:number-columns-spanned="1" table:number-rows-spanned="2">
            <text:p>Parcours séquentiel d’un tableau</text:p>
          </table:table-cell>
          <table:table-cell table:style-name="ce9" office:value-type="string" calcext:value-type="string">
            <text:p>Écrire un algorithme de recherche d’une occurrence sur des valeurs de type quelconque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Écrire un algorithme de recherche d’un extremum, de calcul d’une moyenne.</text:p>
          </table:table-cell>
          <table:table-cell table:style-name="ce103" table:number-columns-repeated="28"/>
          <table:table-cell table:number-columns-repeated="994"/>
        </table:table-row>
        <table:table-row table:style-name="ro3">
          <table:table-cell table:style-name="ce9" office:value-type="string" calcext:value-type="string" table:number-columns-spanned="1" table:number-rows-spanned="2">
            <text:p>Tris par insertion, par sélection</text:p>
          </table:table-cell>
          <table:table-cell table:style-name="ce9" office:value-type="string" calcext:value-type="string">
            <text:p>Écrire un algorithme de tri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Décrire un invariant de boucle qui prouve la correction des tris par insertion, par sélection.</text:p>
          </table:table-cell>
          <table:table-cell table:style-name="ce103" table:number-columns-repeated="28"/>
          <table:table-cell table:number-columns-repeated="994"/>
        </table:table-row>
        <table:table-row table:style-name="ro8">
          <table:table-cell table:style-name="ce9" office:value-type="string" calcext:value-type="string">
            <text:p>Algorithme des k plus proches voisins</text:p>
          </table:table-cell>
          <table:table-cell table:style-name="ce9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table-cell table:style-name="ce9" office:value-type="string" calcext:value-type="string">
            <text:p>Recherche dichotomique dans un tableau trié</text:p>
          </table:table-cell>
          <table:table-cell table:style-name="ce9" office:value-type="string" calcext:value-type="string">
            <text:p>Montrer la terminaison de la recherche dichotomique à l’aide d’un variant de boucle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>
            <text:p>Algorithmes gloutons</text:p>
          </table:table-cell>
          <table:table-cell table:style-name="ce9" office:value-type="string" calcext:value-type="string">
            <text:p>Résoudre un problème grâce à algorithme glouton.</text:p>
          </table:table-cell>
          <table:table-cell table:style-name="ce103" table:number-columns-repeated="28"/>
          <table:table-cell table:number-columns-repeated="994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5" table:number-columns-repeated="3" table:default-cell-style-name="ce108"/>
        <table:table-column table:style-name="co3" table:number-columns-repeated="23" table:default-cell-style-name="ce108"/>
        <table:table-column table:style-name="co4" table:number-columns-repeated="5" table:default-cell-style-name="ce108"/>
        <table:table-column table:style-name="co4" table:number-columns-repeated="991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16"/>
          <table:table-cell table:style-name="ce16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16"/>
          <table:table-cell table:style-name="ce16" office:value-type="string" calcext:value-type="string" table:number-columns-spanned="2" table:number-rows-spanned="1">
            <text:p>paradigmes</text:p>
          </table:table-cell>
          <table:covered-table-cell table:style-name="ce16"/>
          <table:table-cell table:style-name="ce16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16"/>
          <table:table-cell table:style-name="ce16" office:value-type="string" calcext:value-type="string" table:number-columns-spanned="5" table:number-rows-spanned="1">
            <text:p>architectures</text:p>
          </table:table-cell>
          <table:covered-table-cell table:number-columns-repeated="4" table:style-name="ce16"/>
          <table:table-cell table:style-name="ce16" table:number-columns-repeated="12"/>
          <table:table-cell table:style-name="ce24" table:number-columns-repeated="40"/>
          <table:table-cell table:style-name="ce27" table:number-columns-repeated="951"/>
        </table:table-row>
        <table:table-row table:style-name="ro11">
          <table:table-cell table:number-columns-repeated="2"/>
          <table:table-cell table:style-name="ce94" office:value-type="string" calcext:value-type="string">
            <text:p>POO - <text:s/>Fortnite</text:p>
          </table:table-cell>
          <table:table-cell table:style-name="ce94" office:value-type="string" calcext:value-type="string">
            <text:p>POO - <text:s/>exercices</text:p>
          </table:table-cell>
          <table:table-cell table:style-name="ce94" office:value-type="string" calcext:value-type="string">
            <text:p>POO – TP banque</text:p>
          </table:table-cell>
          <table:table-cell table:style-name="ce94" office:value-type="string" calcext:value-type="string">
            <text:p>Projet astéroïde</text:p>
          </table:table-cell>
          <table:table-cell table:style-name="ce94" office:value-type="string" calcext:value-type="string">
            <text:p>évaluation POO</text:p>
          </table:table-cell>
          <table:table-cell table:style-name="ce94" office:value-type="string" calcext:value-type="string">
            <text:p>Exponentiation</text:p>
          </table:table-cell>
          <table:table-cell table:style-name="ce94" office:value-type="string" calcext:value-type="string">
            <text:p>Exercices</text:p>
          </table:table-cell>
          <table:table-cell table:style-name="ce40" office:value-type="string" calcext:value-type="string">
            <text:p>TP Koch</text:p>
          </table:table-cell>
          <table:table-cell table:style-name="ce40" office:value-type="string" calcext:value-type="string">
            <text:p>évaluation récursivité</text:p>
          </table:table-cell>
          <table:table-cell table:style-name="ce40" office:value-type="string" calcext:value-type="string">
            <text:p>Fonctionnel – temps execution</text:p>
          </table:table-cell>
          <table:table-cell table:style-name="ce40" office:value-type="string" calcext:value-type="string">
            <text:p>Fonctionnel – exercices</text:p>
          </table:table-cell>
          <table:table-cell table:style-name="ce40" office:value-type="string" calcext:value-type="string">
            <text:p>Fonction sorted</text:p>
          </table:table-cell>
          <table:table-cell table:style-name="ce40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40" office:value-type="string" calcext:value-type="string">
            <text:p>Processus – ordonnancement</text:p>
          </table:table-cell>
          <table:table-cell table:style-name="ce41" office:value-type="string" calcext:value-type="string">
            <text:p>Listes chaînées</text:p>
          </table:table-cell>
          <table:table-cell table:style-name="ce41" office:value-type="string" calcext:value-type="string">
            <text:p>Exercices liste chaînées</text:p>
          </table:table-cell>
          <table:table-cell table:style-name="ce40" office:value-type="string" calcext:value-type="string">
            <text:p>Ordonnancement structures linéaires</text:p>
          </table:table-cell>
          <table:table-cell table:style-name="ce94" office:value-type="string" calcext:value-type="string">
            <text:p>Interblocage</text:p>
          </table:table-cell>
          <table:table-cell table:style-name="ce94" office:value-type="string" calcext:value-type="string">
            <text:p>pile d’exécution → retour récursivité</text:p>
          </table:table-cell>
          <table:table-cell table:style-name="ce94" office:value-type="string" calcext:value-type="string">
            <text:p>Graphes course d’orientation</text:p>
          </table:table-cell>
          <table:table-cell table:style-name="ce94" office:value-type="string" calcext:value-type="string">
            <text:p>protocole de routage (algo graphes)</text:p>
          </table:table-cell>
          <table:table-cell table:style-name="ce94" office:value-type="string" calcext:value-type="string">
            <text:p>arbres (sudoku?)</text:p>
          </table:table-cell>
          <table:table-cell table:style-name="ce94" table:number-columns-repeated="8"/>
          <table:table-cell table:style-name="ce115" table:number-columns-repeated="40"/>
          <table:table-cell table:number-columns-repeated="951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number-columns-repeated="2" table:style-name="ce31" office:value-type="date" office:date-value="2020-10-05" calcext:value-type="date">
            <text:p>5 oct.</text:p>
          </table:table-cell>
          <table:table-cell table:style-name="ce31" table:number-columns-repeated="19"/>
          <table:table-cell table:style-name="ce32" table:number-columns-repeated="40"/>
          <table:table-cell table:style-name="ce33" table:number-columns-repeated="951"/>
        </table:table-row>
        <table:table-row table:style-name="ro3">
          <table:table-cell table:style-name="ce1" table:number-columns-repeated="2"/>
          <table:table-cell table:number-columns-repeated="3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table:number-columns-repeated="19"/>
          <table:table-cell table:style-name="ce24" table:number-columns-repeated="40"/>
          <table:table-cell table:style-name="ce27" table:number-columns-repeated="951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24"/>
          <table:table-cell table:number-columns-repeated="99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4"/>
          <table:table-cell table:number-columns-repeated="997"/>
        </table:table-row>
        <table:table-row table:style-name="ro7">
          <table:table-cell table:style-name="ce9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997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’évolution des rôles relatifs des logiciels et des matériel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24"/>
          <table:table-cell table:number-columns-repeated="997"/>
        </table:table-row>
        <table:table-row table:style-name="ro5">
          <table:table-cell table:number-columns-repeated="2"/>
          <table:table-cell table:style-name="ce104" table:number-columns-repeated="25"/>
          <table:table-cell table:number-columns-repeated="997"/>
        </table:table-row>
        <table:table-row table:style-name="ro4">
          <table:table-cell table:style-name="ce54" office:value-type="string" calcext:value-type="string" table:number-columns-spanned="2" table:number-rows-spanned="1">
            <text:p>Structures de données</text:p>
          </table:table-cell>
          <table:covered-table-cell table:style-name="ce9"/>
          <table:table-cell table:style-name="ce104" table:number-columns-repeated="25"/>
          <table:table-cell table:number-columns-repeated="99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5"/>
          <table:table-cell table:number-columns-repeated="997"/>
        </table:table-row>
        <table:table-row table:style-name="ro6">
          <table:table-cell table:style-name="ce9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9" office:value-type="string" calcext:value-type="string">
            <text:p>Spécifier une structure de données par son interface.</text:p>
          </table:table-cell>
          <table:table-cell table:style-name="ce103" table:number-columns-repeated="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20"/>
          <table:table-cell table:number-columns-repeated="997"/>
        </table:table-row>
        <table:table-row table:style-name="ro6">
          <table:covered-table-cell table:style-name="ce9"/>
          <table:table-cell table:style-name="ce9" office:value-type="string" calcext:value-type="string">
            <text:p>Distinguer interface et implémentation.</text:p>
          </table:table-cell>
          <table:table-cell table:style-name="ce103" table:number-columns-repeated="2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21"/>
          <table:table-cell table:number-columns-repeated="997"/>
        </table:table-row>
        <table:table-row table:style-name="ro6">
          <table:covered-table-cell table:style-name="ce9"/>
          <table:table-cell table:style-name="ce9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21"/>
          <table:table-cell table:number-columns-repeated="997"/>
        </table:table-row>
        <table:table-row table:style-name="ro3">
          <table:table-cell table:style-name="ce58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9" office:value-type="string" calcext:value-type="string">
            <text:p>Écrire la définition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20"/>
          <table:table-cell table:number-columns-repeated="997"/>
        </table:table-row>
        <table:table-row table:style-name="ro6">
          <table:covered-table-cell table:style-name="ce9"/>
          <table:table-cell table:style-name="ce9" office:value-type="string" calcext:value-type="string">
            <text:p>Accéder aux attributs et méthodes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20"/>
          <table:table-cell table:number-columns-repeated="997"/>
        </table:table-row>
        <table:table-row table:style-name="ro6">
          <table:table-cell table:style-name="ce9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9" office:value-type="string" calcext:value-type="string">
            <text:p>Distinguer des structures par le jeu des méthodes qui les caractérisent.</text:p>
          </table:table-cell>
          <table:table-cell table:style-name="ce103" table:number-columns-repeated="25"/>
          <table:table-cell table:number-columns-repeated="997"/>
        </table:table-row>
        <table:table-row table:style-name="ro6">
          <table:covered-table-cell table:style-name="ce9"/>
          <table:table-cell table:style-name="ce9" office:value-type="string" calcext:value-type="string">
            <text:p>Choisir une structure de données adaptée à la situation à modéliser.</text:p>
          </table:table-cell>
          <table:table-cell table:style-name="ce103" table:number-columns-repeated="25"/>
          <table:table-cell table:number-columns-repeated="997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a recherche d’une valeur dans une liste et dans un dictionnaire.</text:p>
          </table:table-cell>
          <table:table-cell table:style-name="ce103" table:number-columns-repeated="25"/>
          <table:table-cell table:number-columns-repeated="997"/>
        </table:table-row>
        <table:table-row table:style-name="ro7">
          <table:table-cell table:style-name="ce9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9" office:value-type="string" calcext:value-type="string">
            <text:p>Identifier des situations nécessitant une structure de données arborescente.</text:p>
          </table:table-cell>
          <table:table-cell table:style-name="ce103" table:number-columns-repeated="25"/>
          <table:table-cell table:number-columns-repeated="997"/>
        </table:table-row>
        <table:table-row table:style-name="ro7">
          <table:covered-table-cell table:style-name="ce9"/>
          <table:table-cell table:style-name="ce9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103" table:number-columns-repeated="25"/>
          <table:table-cell table:number-columns-repeated="997"/>
        </table:table-row>
        <table:table-row table:style-name="ro6">
          <table:table-cell table:style-name="ce9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9" office:value-type="string" calcext:value-type="string">
            <text:p>Modéliser des situations sous forme de graphes.</text:p>
          </table:table-cell>
          <table:table-cell table:style-name="ce103" table:number-columns-repeated="25"/>
          <table:table-cell table:number-columns-repeated="997"/>
        </table:table-row>
        <table:table-row table:style-name="ro8">
          <table:covered-table-cell table:style-name="ce9"/>
          <table:table-cell table:style-name="ce9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103" table:number-columns-repeated="25"/>
          <table:table-cell table:number-columns-repeated="997"/>
        </table:table-row>
        <table:table-row table:style-name="ro6">
          <table:covered-table-cell table:style-name="ce9"/>
          <table:table-cell table:style-name="ce9" office:value-type="string" calcext:value-type="string">
            <text:p>Passer d’une représentation à une autre.</text:p>
          </table:table-cell>
          <table:table-cell table:style-name="ce103" table:number-columns-repeated="25"/>
          <table:table-cell table:number-columns-repeated="997"/>
        </table:table-row>
        <table:table-row table:style-name="ro5">
          <table:table-cell table:number-columns-repeated="2"/>
          <table:table-cell table:style-name="ce104" table:number-columns-repeated="25"/>
          <table:table-cell table:number-columns-repeated="997"/>
        </table:table-row>
        <table:table-row table:style-name="ro4">
          <table:table-cell table:style-name="ce54" office:value-type="string" calcext:value-type="string" table:number-columns-spanned="2" table:number-rows-spanned="1">
            <text:p>Bases de données</text:p>
          </table:table-cell>
          <table:covered-table-cell table:style-name="ce9"/>
          <table:table-cell table:style-name="ce11"/>
          <table:table-cell table:style-name="ce104" table:number-columns-repeated="24"/>
          <table:table-cell table:number-columns-repeated="99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5"/>
          <table:table-cell table:number-columns-repeated="997"/>
        </table:table-row>
        <table:table-row table:style-name="ro7">
          <table:table-cell table:style-name="ce9" office:value-type="string" calcext:value-type="string">
            <text:p>Modèle relationnel : relation, attribut, domaine, clef primaire, clef étrangère, schéma relationnel.</text:p>
          </table:table-cell>
          <table:table-cell table:style-name="ce9" office:value-type="string" calcext:value-type="string">
            <text:p>Identifier les concepts définissant le modèle relationnel.</text:p>
          </table:table-cell>
          <table:table-cell table:style-name="ce103" table:number-columns-repeated="25"/>
          <table:table-cell table:number-columns-repeated="997"/>
        </table:table-row>
        <table:table-row table:style-name="ro6">
          <table:table-cell table:style-name="ce9" office:value-type="string" calcext:value-type="string" table:number-columns-spanned="1" table:number-rows-spanned="2">
            <text:p>Base de données relationnelle.</text:p>
          </table:table-cell>
          <table:table-cell table:style-name="ce9" office:value-type="string" calcext:value-type="string">
            <text:p>Savoir distinguer la structure d’une base de données de son contenu.</text:p>
          </table:table-cell>
          <table:table-cell table:style-name="ce103" table:number-columns-repeated="25"/>
          <table:table-cell table:number-columns-repeated="997"/>
        </table:table-row>
        <table:table-row table:style-name="ro6">
          <table:covered-table-cell table:style-name="ce9"/>
          <table:table-cell table:style-name="ce9" office:value-type="string" calcext:value-type="string">
            <text:p>Repérer des anomalies dans le schéma d’une base de données.</text:p>
          </table:table-cell>
          <table:table-cell table:style-name="ce103" table:number-columns-repeated="25"/>
          <table:table-cell table:number-columns-repeated="997"/>
        </table:table-row>
        <table:table-row table:style-name="ro12">
          <table:table-cell table:style-name="ce9" office:value-type="string" calcext:value-type="string">
            <text:p>Système de gestion de bases de données relationnelles</text:p>
          </table:table-cell>
          <table:table-cell table:style-name="ce9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103" table:number-columns-repeated="25"/>
          <table:table-cell table:number-columns-repeated="997"/>
        </table:table-row>
        <table:table-row table:style-name="ro6">
          <table:table-cell table:style-name="ce9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9" office:value-type="string" calcext:value-type="string">
            <text:p>Identifier les composants d’une</text:p>
            <text:p>Requête.</text:p>
          </table:table-cell>
          <table:table-cell table:style-name="ce103" table:number-columns-repeated="25"/>
          <table:table-cell table:number-columns-repeated="997"/>
        </table:table-row>
        <table:table-row table:style-name="ro8">
          <table:covered-table-cell table:style-name="ce9"/>
          <table:table-cell table:style-name="ce9" office:value-type="string" calcext:value-type="string">
            <text:p>Construire des requêtes d’interrogation à l’aide des clauses du langage SQL : SELECT, FROM, WHERE, JOIN.</text:p>
          </table:table-cell>
          <table:table-cell table:style-name="ce103" table:number-columns-repeated="25"/>
          <table:table-cell table:number-columns-repeated="997"/>
        </table:table-row>
        <table:table-row table:style-name="ro7">
          <table:covered-table-cell table:style-name="ce9"/>
          <table:table-cell table:style-name="ce9" office:value-type="string" calcext:value-type="string">
            <text:p>Construire des requêtes d’insertion et de mise à jour à l’aide de : UPDATE, INSERT, DELETE.</text:p>
          </table:table-cell>
          <table:table-cell table:style-name="ce103" table:number-columns-repeated="25"/>
          <table:table-cell table:number-columns-repeated="997"/>
        </table:table-row>
        <table:table-row table:style-name="ro9">
          <table:table-cell table:number-columns-repeated="2"/>
          <table:table-cell table:style-name="ce104" table:number-columns-repeated="25"/>
          <table:table-cell table:number-columns-repeated="997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9"/>
          <table:table-cell table:style-name="ce96" table:number-columns-repeated="25"/>
          <table:table-cell table:number-columns-repeated="99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4"/>
          <table:table-cell table:number-columns-repeated="997"/>
        </table:table-row>
        <table:table-row table:style-name="ro10">
          <table:table-cell table:style-name="ce9" office:value-type="string" calcext:value-type="string">
            <text:p>Composants intégrés d’un système sur puce.</text:p>
          </table:table-cell>
          <table:table-cell table:style-name="ce9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103" table:number-columns-repeated="25"/>
          <table:table-cell table:number-columns-repeated="997"/>
        </table:table-row>
        <table:table-row table:style-name="ro7">
          <table:table-cell table:style-name="ce9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9" office:value-type="string" calcext:value-type="string">
            <text:p>Décrire la création d’un processus, l’ordonnancement de plusieurs processus par le système.</text:p>
          </table:table-cell>
          <table:table-cell table:style-name="ce103" table:number-columns-repeated="14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997"/>
        </table:table-row>
        <table:table-row table:style-name="ro6">
          <table:covered-table-cell table:style-name="ce9"/>
          <table:table-cell table:style-name="ce9" office:value-type="string" calcext:value-type="string">
            <text:p>Mettre en évidence le risque de</text:p>
            <text:p>l’interblocage (deadlock).</text:p>
          </table:table-cell>
          <table:table-cell table:style-name="ce103" table:number-columns-repeated="25"/>
          <table:table-cell table:number-columns-repeated="997"/>
        </table:table-row>
        <table:table-row table:style-name="ro7">
          <table:table-cell table:style-name="ce9" office:value-type="string" calcext:value-type="string">
            <text:p>Protocoles de routage.</text:p>
          </table:table-cell>
          <table:table-cell table:style-name="ce9" office:value-type="string" calcext:value-type="string">
            <text:p>Identifier, suivant le protocole de routage utilisé, la route empruntée par un paquet.</text:p>
          </table:table-cell>
          <table:table-cell table:style-name="ce103" table:number-columns-repeated="25"/>
          <table:table-cell table:number-columns-repeated="997"/>
        </table:table-row>
        <table:table-row table:style-name="ro8">
          <table:table-cell table:style-name="ce9" office:value-type="string" calcext:value-type="string" table:number-columns-spanned="1" table:number-rows-spanned="2">
            <text:p>Sécurisation des communications.</text:p>
          </table:table-cell>
          <table:table-cell table:style-name="ce9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103" table:number-columns-repeated="25"/>
          <table:table-cell table:number-columns-repeated="997"/>
        </table:table-row>
        <table:table-row table:style-name="ro8">
          <table:covered-table-cell table:style-name="ce9"/>
          <table:table-cell table:style-name="ce9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103" table:number-columns-repeated="25"/>
          <table:table-cell table:number-columns-repeated="997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9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9" office:value-type="string" calcext:value-type="string">
            <text:p>Comprendre que tout programme est aussi une donnée.</text:p>
          </table:table-cell>
          <table:table-cell table:style-name="ce14" table:number-columns-repeated="9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14"/>
          <table:table-cell table:number-columns-repeated="997"/>
        </table:table-row>
        <table:table-row table:style-name="ro7">
          <table:covered-table-cell table:style-name="ce9"/>
          <table:table-cell table:style-name="ce9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14" table:number-columns-repeated="25"/>
          <table:table-cell table:number-columns-repeated="997"/>
        </table:table-row>
        <table:table-row table:style-name="ro7">
          <table:covered-table-cell table:style-name="ce9"/>
          <table:table-cell table:style-name="ce9" office:value-type="string" calcext:value-type="string">
            <text:p>Montrer, sans formalisme théorique, que le problème de l’arrêt est indécidable.</text:p>
          </table:table-cell>
          <table:table-cell table:style-name="ce14" table:number-columns-repeated="25"/>
          <table:table-cell table:number-columns-repeated="997"/>
        </table:table-row>
        <table:table-row table:style-name="ro3">
          <table:table-cell table:style-name="ce9" office:value-type="string" calcext:value-type="string" table:number-columns-spanned="1" table:number-rows-spanned="2">
            <text:p>Récursivité</text:p>
          </table:table-cell>
          <table:table-cell table:style-name="ce9" office:value-type="string" calcext:value-type="string">
            <text:p>Écrire un programme récursif.</text:p>
          </table:table-cell>
          <table:table-cell table:style-name="ce14" table:number-columns-repeated="5"/>
          <table:table-cell table:number-columns-repeated="3"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3" table:style-name="ce14" office:value-type="string" calcext:value-type="string">
            <text:p>X</text:p>
          </table:table-cell>
          <table:table-cell table:style-name="ce14" table:number-columns-repeated="11"/>
          <table:table-cell table:number-columns-repeated="997"/>
        </table:table-row>
        <table:table-row table:style-name="ro6">
          <table:covered-table-cell table:style-name="ce9"/>
          <table:table-cell table:style-name="ce9" office:value-type="string" calcext:value-type="string">
            <text:p>Analyser le fonctionnement d’un programme récursif.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 table:number-columns-repeated="18"/>
          <table:table-cell table:number-columns-repeated="997"/>
        </table:table-row>
        <table:table-row table:style-name="ro7">
          <table:table-cell table:style-name="ce9" office:value-type="string" calcext:value-type="string" table:number-columns-spanned="1" table:number-rows-spanned="3">
            <text:p>Modularité</text:p>
          </table:table-cell>
          <table:table-cell table:style-name="ce9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11"/>
          <table:table-cell table:number-columns-repeated="997"/>
        </table:table-row>
        <table:table-row table:style-name="ro3">
          <table:covered-table-cell table:style-name="ce9"/>
          <table:table-cell table:style-name="ce9" office:value-type="string" calcext:value-type="string">
            <text:p>Exploiter leur documentation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15"/>
          <table:table-cell table:number-columns-repeated="997"/>
        </table:table-row>
        <table:table-row table:style-name="ro6">
          <table:covered-table-cell table:style-name="ce9"/>
          <table:table-cell table:style-name="ce9" office:value-type="string" calcext:value-type="string">
            <text:p>Créer des modules simples et les documenter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1"/>
          <table:table-cell table:number-columns-repeated="997"/>
        </table:table-row>
        <table:table-row table:style-name="ro7">
          <table:table-cell table:style-name="ce9" office:value-type="string" calcext:value-type="string" table:number-columns-spanned="1" table:number-rows-spanned="2">
            <text:p>Paradigmes de programmation.</text:p>
          </table:table-cell>
          <table:table-cell table:style-name="ce9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7"/>
          <table:table-cell table:number-columns-repeated="3" table:style-name="ce14" office:value-type="string" calcext:value-type="string">
            <text:p>X</text:p>
          </table:table-cell>
          <table:table-cell table:style-name="ce14" table:number-columns-repeated="13"/>
          <table:table-cell table:number-columns-repeated="997"/>
        </table:table-row>
        <table:table-row table:style-name="ro7">
          <table:covered-table-cell table:style-name="ce9"/>
          <table:table-cell table:style-name="ce9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14" table:number-columns-repeated="10"/>
          <table:table-cell table:style-name="ce14" office:value-type="string" calcext:value-type="string">
            <text:p>X</text:p>
          </table:table-cell>
          <table:table-cell table:style-name="ce14" table:number-columns-repeated="14"/>
          <table:table-cell table:number-columns-repeated="997"/>
        </table:table-row>
        <table:table-row table:style-name="ro13">
          <table:table-cell table:style-name="ce9" office:value-type="string" calcext:value-type="string">
            <text:p>Mise au point des programmes.</text:p>
            <text:p>Gestion des bugs.</text:p>
          </table:table-cell>
          <table:table-cell table:style-name="ce9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14" table:number-columns-repeated="25"/>
          <table:table-cell table:number-columns-repeated="997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25"/>
          <table:table-cell table:number-columns-repeated="99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4"/>
          <table:table-cell table:number-columns-repeated="997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9" office:value-type="string" calcext:value-type="string">
            <text:p>Calculer la taille et la hauteur d’un arbre.</text:p>
          </table:table-cell>
          <table:table-cell table:style-name="ce103" table:number-columns-repeated="25"/>
          <table:table-cell table:number-columns-repeated="997"/>
        </table:table-row>
        <table:table-row table:style-name="ro7">
          <table:covered-table-cell table:style-name="ce9"/>
          <table:table-cell table:style-name="ce9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103" table:number-columns-repeated="25"/>
          <table:table-cell table:number-columns-repeated="997"/>
        </table:table-row>
        <table:table-row table:style-name="ro6">
          <table:covered-table-cell table:style-name="ce9"/>
          <table:table-cell table:style-name="ce9" office:value-type="string" calcext:value-type="string">
            <text:p>Rechercher une clé dans un arbre de recherche, insérer une clé.</text:p>
          </table:table-cell>
          <table:table-cell table:style-name="ce103" table:number-columns-repeated="25"/>
          <table:table-cell table:number-columns-repeated="997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graphes.</text:p>
          </table:table-cell>
          <table:table-cell table:style-name="ce9" office:value-type="string" calcext:value-type="string">
            <text:p>Parcourir un graphe en profondeur d’abord, en largeur d’abord.</text:p>
          </table:table-cell>
          <table:table-cell table:style-name="ce103" table:number-columns-repeated="25"/>
          <table:table-cell table:number-columns-repeated="997"/>
        </table:table-row>
        <table:table-row table:style-name="ro6">
          <table:covered-table-cell table:style-name="ce9"/>
          <table:table-cell table:style-name="ce9" office:value-type="string" calcext:value-type="string">
            <text:p>Repérer la présence d’un cycle</text:p>
            <text:p>dans un graphe.</text:p>
          </table:table-cell>
          <table:table-cell table:style-name="ce103" table:number-columns-repeated="25"/>
          <table:table-cell table:number-columns-repeated="997"/>
        </table:table-row>
        <table:table-row table:style-name="ro6">
          <table:covered-table-cell table:style-name="ce9"/>
          <table:table-cell table:style-name="ce9" office:value-type="string" calcext:value-type="string">
            <text:p>Chercher un chemin dans un graphe.</text:p>
          </table:table-cell>
          <table:table-cell table:style-name="ce103" table:number-columns-repeated="25"/>
          <table:table-cell table:number-columns-repeated="997"/>
        </table:table-row>
        <table:table-row table:style-name="ro6">
          <table:table-cell table:style-name="ce9" office:value-type="string" calcext:value-type="string">
            <text:p>Méthode « diviser pour régner »</text:p>
          </table:table-cell>
          <table:table-cell table:style-name="ce9" office:value-type="string" calcext:value-type="string">
            <text:p>Écrire un algorithme utilisant la méthode « diviser pour régner ».</text:p>
          </table:table-cell>
          <table:table-cell table:style-name="ce103" table:number-columns-repeated="11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997"/>
        </table:table-row>
        <table:table-row table:style-name="ro6">
          <table:table-cell table:style-name="ce9" office:value-type="string" calcext:value-type="string">
            <text:p>Programmation dynamique.</text:p>
          </table:table-cell>
          <table:table-cell table:style-name="ce9" office:value-type="string" calcext:value-type="string">
            <text:p>Utiliser la programmation dynamique pour écrire un algorithme.</text:p>
          </table:table-cell>
          <table:table-cell table:style-name="ce103" table:number-columns-repeated="25"/>
          <table:table-cell table:number-columns-repeated="997"/>
        </table:table-row>
        <table:table-row table:style-name="ro7">
          <table:table-cell table:style-name="ce9" office:value-type="string" calcext:value-type="string">
            <text:p>Recherche textuelle.</text:p>
          </table:table-cell>
          <table:table-cell table:style-name="ce9" office:value-type="string" calcext:value-type="string">
            <text:p>Étudier l’algorithme de Boyer- Moore pour la recherche d’un motif dans un texte.</text:p>
          </table:table-cell>
          <table:table-cell table:style-name="ce103" table:number-columns-repeated="25"/>
          <table:table-cell table:number-columns-repeated="997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/00/0000</text:date>, <text:time style:data-style-name="N2" text:time-value="01:12:23.2387334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0-10-04T01:14:39.155593216</dc:date>
    <meta:editing-duration>P55DT9H41M5S</meta:editing-duration>
    <meta:editing-cycles>550</meta:editing-cycles>
    <meta:generator>LibreOffice/6.1.5.2$Linux_X86_64 LibreOffice_project/10$Build-2</meta:generator>
    <meta:document-statistic meta:table-count="3" meta:cell-count="527" meta:object-count="0"/>
  </office:meta>
</office:document-meta>
</file>